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2.75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40.51pt"/>
    </style:style>
    <style:style style:name="co5" style:family="table-column">
      <style:table-column-properties fo:break-before="auto" style:column-width="39.2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49.49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33.3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ext-properties fo:color="#800000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color="#800000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color="#800000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800000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color="#800000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color="#800000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color="#800000"/>
    </style:style>
    <style:style style:name="ce24" style:family="table-cell" style:parent-style-name="Default"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uplicate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2" table:default-cell-style-name="Default"/>
        <table:table-column table:style-name="co5" table:default-cell-style-name="ce13"/>
        <table:table-column table:style-name="co5" table:default-cell-style-name="Default"/>
        <table:table-column table:style-name="co6" table:default-cell-style-name="ce8"/>
        <table:table-column table:style-name="co6" table:number-columns-repeated="3" table:default-cell-style-name="Default"/>
        <table:table-column table:style-name="co6" table:default-cell-style-name="ce13"/>
        <table:table-column table:style-name="co7" table:default-cell-style-name="ce8"/>
        <table:table-column table:style-name="co7" table:number-columns-repeated="3" table:default-cell-style-name="Default"/>
        <table:table-column table:style-name="co7" table:default-cell-style-name="ce13"/>
        <table:table-column table:style-name="co8" table:number-columns-repeated="5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94" table:default-cell-style-name="Default"/>
        <table:table-row table:style-name="ro1">
          <table:table-cell table:style-name="ce1"/>
          <table:table-cell table:style-name="ce1" office:value-type="string" calcext:value-type="string">
            <text:p>Sample.Name</text:p>
          </table:table-cell>
          <table:table-cell table:style-name="ce1" office:value-type="string" calcext:value-type="string">
            <text:p>File.Name</text:p>
          </table:table-cell>
          <table:table-cell table:style-name="ce5" office:value-type="string" calcext:value-type="string">
            <text:p>A.CT.mean</text:p>
          </table:table-cell>
          <table:table-cell table:style-name="ce1" office:value-type="string" calcext:value-type="string">
            <text:p>B.CT.mean</text:p>
          </table:table-cell>
          <table:table-cell table:style-name="ce1" office:value-type="string" calcext:value-type="string">
            <text:p>C.CT.mean</text:p>
          </table:table-cell>
          <table:table-cell table:style-name="ce10" office:value-type="string" calcext:value-type="string">
            <text:p>D.CT.mean</text:p>
          </table:table-cell>
          <table:table-cell table:style-name="ce1" office:value-type="string" calcext:value-type="string">
            <text:p>Ofav.CT.mean</text:p>
          </table:table-cell>
          <table:table-cell table:style-name="ce5" office:value-type="string" calcext:value-type="string">
            <text:p>A.CT.sd</text:p>
          </table:table-cell>
          <table:table-cell table:style-name="ce1" office:value-type="string" calcext:value-type="string">
            <text:p>B.CT.sd</text:p>
          </table:table-cell>
          <table:table-cell table:style-name="ce1" office:value-type="string" calcext:value-type="string">
            <text:p>C.CT.sd</text:p>
          </table:table-cell>
          <table:table-cell table:style-name="ce1" office:value-type="string" calcext:value-type="string">
            <text:p>D.CT.sd</text:p>
          </table:table-cell>
          <table:table-cell table:style-name="ce10" office:value-type="string" calcext:value-type="string">
            <text:p>Ofav.CT.sd</text:p>
          </table:table-cell>
          <table:table-cell table:style-name="ce5" office:value-type="string" calcext:value-type="string">
            <text:p>A.reps</text:p>
          </table:table-cell>
          <table:table-cell table:style-name="ce1" office:value-type="string" calcext:value-type="string">
            <text:p>B.reps</text:p>
          </table:table-cell>
          <table:table-cell table:style-name="ce1" office:value-type="string" calcext:value-type="string">
            <text:p>C.reps</text:p>
          </table:table-cell>
          <table:table-cell table:style-name="ce1" office:value-type="string" calcext:value-type="string">
            <text:p>D.reps</text:p>
          </table:table-cell>
          <table:table-cell table:style-name="ce10" office:value-type="string" calcext:value-type="string">
            <text:p>Ofav.reps</text:p>
          </table:table-cell>
          <table:table-cell table:style-name="ce1" office:value-type="string" calcext:value-type="string">
            <text:p>A.SH</text:p>
          </table:table-cell>
          <table:table-cell table:style-name="ce1" office:value-type="string" calcext:value-type="string">
            <text:p>B.SH</text:p>
          </table:table-cell>
          <table:table-cell table:style-name="ce1" office:value-type="string" calcext:value-type="string">
            <text:p>C.SH</text:p>
          </table:table-cell>
          <table:table-cell table:style-name="ce1" office:value-type="string" calcext:value-type="string">
            <text:p>D.SH</text:p>
          </table:table-cell>
          <table:table-cell table:style-name="ce1" office:value-type="string" calcext:value-type="string">
            <text:p>tot.SH</text:p>
          </table:table-cell>
          <table:table-cell table:style-name="ce1" office:value-type="string" calcext:value-type="string">
            <text:p>logTot.SH</text:p>
          </table:table-cell>
          <table:table-cell table:style-name="ce1" office:value-type="string" calcext:value-type="string">
            <text:p>logA.SH</text:p>
          </table:table-cell>
          <table:table-cell table:style-name="ce1" office:value-type="string" calcext:value-type="string">
            <text:p>logB.SH</text:p>
          </table:table-cell>
          <table:table-cell table:style-name="ce1" office:value-type="string" calcext:value-type="string">
            <text:p>logC.SH</text:p>
          </table:table-cell>
          <table:table-cell table:style-name="ce1" office:value-type="string" calcext:value-type="string">
            <text:p>logD.SH</text:p>
          </table:table-cell>
          <table:table-cell table:style-name="ce1" office:value-type="string" calcext:value-type="string">
            <text:p>D.Prp</text:p>
          </table:table-cell>
          <table:table-cell table:style-name="ce1" office:value-type="string" calcext:value-type="string">
            <text:p>RanA</text:p>
          </table:table-cell>
          <table:table-cell table:style-name="ce1" table:number-columns-repeated="99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-42</text:p>
          </table:table-cell>
          <table:table-cell table:style-name="ce2" office:value-type="string" calcext:value-type="string">
            <text:p>Ofav_Lauren_Plate4_data.csv</text:p>
          </table:table-cell>
          <table:table-cell table:style-name="ce6" office:value-type="float" office:value="36.5125206604" calcext:value-type="float">
            <text:p>36.5125206604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1" office:value-type="float" office:value="25.149479866" calcext:value-type="float">
            <text:p>25.149479866</text:p>
          </table:table-cell>
          <table:table-cell table:style-name="ce2" office:value-type="float" office:value="16.18309915925" calcext:value-type="float">
            <text:p>16.1830991593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255876551906897" calcext:value-type="float">
            <text:p>0.2558765519</text:p>
          </table:table-cell>
          <table:table-cell table:style-name="ce11" office:value-type="float" office:value="0.0692813267435984" calcext:value-type="float">
            <text:p>0.069281326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22537626301757" calcext:value-type="float">
            <text:p>0.0225376263</text:p>
          </table:table-cell>
          <table:table-cell table:style-name="ce2" office:value-type="float" office:value="-1.64709182645912" calcext:value-type="float">
            <text:p>-1.6470918265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64709182645912" calcext:value-type="float">
            <text:p>-1.64709182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4-42</text:p>
          </table:table-cell>
          <table:table-cell table:style-name="ce3" office:value-type="string" calcext:value-type="string">
            <text:p>Ofav_Lauren_Plate7_data.csv</text:p>
          </table:table-cell>
          <table:table-cell table:style-name="ce7" office:value-type="float" office:value="34.50551306155" calcext:value-type="float">
            <text:p>34.5055130616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12" office:value-type="float" office:value="25.244556427" calcext:value-type="float">
            <text:p>25.244556427</text:p>
          </table:table-cell>
          <table:table-cell table:style-name="ce3" office:value-type="float" office:value="15.28728998565" calcext:value-type="float">
            <text:p>15.2872899857</text:p>
          </table:table-cell>
          <table:table-cell table:style-name="ce7" office:value-type="float" office:value="0.602204961088701" calcext:value-type="float">
            <text:p>0.6022049611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0.0222778126573288" calcext:value-type="float">
            <text:p>0.0222778127</text:p>
          </table:table-cell>
          <table:table-cell table:style-name="ce12" office:value-type="float" office:value="0.0249792570513337" calcext:value-type="float">
            <text:p>0.024979257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.0000554520191219512" calcext:value-type="float">
            <text:p>0.0000554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113402295362878" calcext:value-type="float">
            <text:p>0.0113402295</text:p>
          </table:table-cell>
          <table:table-cell table:style-name="ce3" office:value-type="float" office:value="0.0113956815554097" calcext:value-type="float">
            <text:p>0.0113956816</text:p>
          </table:table-cell>
          <table:table-cell table:style-name="ce3" office:value-type="float" office:value="-1.94325969532767" calcext:value-type="float">
            <text:p>-1.9432596953</text:p>
          </table:table-cell>
          <table:table-cell table:style-name="ce3" office:value-type="float" office:value="-4.2560826356725" calcext:value-type="float">
            <text:p>-4.2560826357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-1.94537815484926" calcext:value-type="float">
            <text:p>-1.9453781548</text:p>
          </table:table-cell>
          <table:table-cell table:style-name="ce3" office:value-type="float" office:value="0.995133944481309" calcext:value-type="float">
            <text:p>0.995133944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4-49</text:p>
          </table:table-cell>
          <table:table-cell table:style-name="ce1" office:value-type="string" calcext:value-type="string">
            <text:p>Ofav_Lauren_Plate3_data.csv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0" office:value-type="float" office:value="23.27833271025" calcext:value-type="float">
            <text:p>23.2783327103</text:p>
          </table:table-cell>
          <table:table-cell table:style-name="ce1" office:value-type="float" office:value="17.24025476835" calcext:value-type="float">
            <text:p>17.2402547684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477416572053688" calcext:value-type="float">
            <text:p>0.4774165721</text:p>
          </table:table-cell>
          <table:table-cell table:style-name="ce18" office:value-type="float" office:value="1.28982978302026" calcext:value-type="float">
            <text:p>1.28982978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1559646281049" calcext:value-type="float">
            <text:p>0.1715596463</text:p>
          </table:table-cell>
          <table:table-cell table:style-name="ce1" office:value-type="float" office:value="-0.765584857853499" calcext:value-type="float">
            <text:p>-0.7655848579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0.765584857853499" calcext:value-type="float">
            <text:p>-0.76558485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-49</text:p>
          </table:table-cell>
          <table:table-cell office:value-type="string" calcext:value-type="string">
            <text:p>Ofav_Lauren_Plate7_data.csv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.5944232941" calcext:value-type="float">
            <text:p>24.5944232941</text:p>
          </table:table-cell>
          <table:table-cell office:value-type="float" office:value="15.74984777835" calcext:value-type="float">
            <text:p>15.749847778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753814930335642" calcext:value-type="float">
            <text:p>0.075381493</text:p>
          </table:table-cell>
          <table:table-cell office:value-type="float" office:value="0.574999001802437" calcext:value-type="float">
            <text:p>0.5749990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45230898675798" calcext:value-type="float">
            <text:p>0.0245230899</text:p>
          </table:table-cell>
          <table:table-cell office:value-type="float" office:value="-1.61042481034054" calcext:value-type="float">
            <text:p>-1.610424810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61042481034054" calcext:value-type="float">
            <text:p>-1.6104248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-54</text:p>
          </table:table-cell>
          <table:table-cell table:style-name="ce2" office:value-type="string" calcext:value-type="string">
            <text:p>Ofav_Lauren_Plate1_data.csv</text:p>
          </table:table-cell>
          <table:table-cell table:style-name="ce6" office:value-type="float" office:value="36.7121246948" calcext:value-type="float">
            <text:p>36.712124694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1" office:value-type="float" office:value="23.59181690215" calcext:value-type="float">
            <text:p>23.5918169022</text:p>
          </table:table-cell>
          <table:table-cell table:style-name="ce2" office:value-type="float" office:value="14.93932855985" calcext:value-type="float">
            <text:p>14.9393285599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136036540037963" calcext:value-type="float">
            <text:p>0.13603654</text:p>
          </table:table-cell>
          <table:table-cell table:style-name="ce11" office:value-type="float" office:value="0.109275651437452" calcext:value-type="float">
            <text:p>0.109275651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280155524328282" calcext:value-type="float">
            <text:p>0.0280155524</text:p>
          </table:table-cell>
          <table:table-cell table:style-name="ce2" office:value-type="float" office:value="-1.55260080934978" calcext:value-type="float">
            <text:p>-1.5526008093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55260080934978" calcext:value-type="float">
            <text:p>-1.55260080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4-54</text:p>
          </table:table-cell>
          <table:table-cell table:style-name="ce3" office:value-type="string" calcext:value-type="string">
            <text:p>Ofav_Lauren_Plate7_data.csv</text:p>
          </table:table-cell>
          <table:table-cell table:style-name="ce7" office:value-type="float" office:value="36.56780706785" calcext:value-type="float">
            <text:p>36.5678070679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12" office:value-type="float" office:value="23.7776451111" calcext:value-type="float">
            <text:p>23.7776451111</text:p>
          </table:table-cell>
          <table:table-cell table:style-name="ce3" office:value-type="float" office:value="14.89905775455" calcext:value-type="float">
            <text:p>14.8990577546</text:p>
          </table:table-cell>
          <table:table-cell table:style-name="ce7" office:value-type="float" office:value="0.209452978376867" calcext:value-type="float">
            <text:p>0.2094529784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0.0135598213100292" calcext:value-type="float">
            <text:p>0.0135598213</text:p>
          </table:table-cell>
          <table:table-cell table:style-name="ce12" office:value-type="float" office:value="0.427035915202653" calcext:value-type="float">
            <text:p>0.427035915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.0000101446124774732" calcext:value-type="float">
            <text:p>1.01446124774732E-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23951714447654" calcext:value-type="float">
            <text:p>0.0239517144</text:p>
          </table:table-cell>
          <table:table-cell table:style-name="ce3" office:value-type="float" office:value="0.0239618590601315" calcext:value-type="float">
            <text:p>0.0239618591</text:p>
          </table:table-cell>
          <table:table-cell table:style-name="ce3" office:value-type="float" office:value="-1.62047949061345" calcext:value-type="float">
            <text:p>-1.6204794906</text:p>
          </table:table-cell>
          <table:table-cell table:style-name="ce3" office:value-type="float" office:value="-4.9937645382915" calcext:value-type="float">
            <text:p>-4.9937645383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-1.62066339462909" calcext:value-type="float">
            <text:p>-1.6206633946</text:p>
          </table:table-cell>
          <table:table-cell table:style-name="ce3" office:value-type="float" office:value="0.999576634999312" calcext:value-type="float">
            <text:p>0.99957663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4-62</text:p>
          </table:table-cell>
          <table:table-cell table:style-name="ce1" office:value-type="string" calcext:value-type="string">
            <text:p>Ofav_Lauren_Plate5_data.csv</text:p>
          </table:table-cell>
          <table:table-cell table:style-name="ce5" office:value-type="float" office:value="38.6301125183" calcext:value-type="float">
            <text:p>38.6301125183</text:p>
          </table:table-cell>
          <table:table-cell table:style-name="ce1" office:value-type="float" office:value="14.9637379913" calcext:value-type="float">
            <text:p>14.9637379913</text:p>
          </table:table-cell>
          <table:table-cell table:style-name="ce1" office:value-type="float" office:value="32.0203364868" calcext:value-type="float">
            <text:p>32.0203364868</text:p>
          </table:table-cell>
          <table:table-cell table:style-name="ce10" office:value-type="float" office:value="24.44249534605" calcext:value-type="float">
            <text:p>24.4424953461</text:p>
          </table:table-cell>
          <table:table-cell table:style-name="ce1" office:value-type="float" office:value="14.90399111175" calcext:value-type="float">
            <text:p>14.903991111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211095693919841" calcext:value-type="float">
            <text:p>0.2110956939</text:p>
          </table:table-cell>
          <table:table-cell table:style-name="ce10" office:value-type="float" office:value="0.15109341727811" calcext:value-type="float">
            <text:p>0.151093417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51593936472599" calcext:value-type="float">
            <text:p>0.0151593936</text:p>
          </table:table-cell>
          <table:table-cell table:style-name="ce1" office:value-type="float" office:value="-1.81931816947676" calcext:value-type="float">
            <text:p>-1.8193181695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1.81931816947676" calcext:value-type="float">
            <text:p>-1.81931816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-62</text:p>
          </table:table-cell>
          <table:table-cell office:value-type="string" calcext:value-type="string">
            <text:p>Ofav_Lauren_Plate7_data.csv</text:p>
          </table:table-cell>
          <table:table-cell office:value-type="float" office:value="37.39989744565" calcext:value-type="float">
            <text:p>37.39989744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.73725795745" calcext:value-type="float">
            <text:p>24.7372579575</text:p>
          </table:table-cell>
          <table:table-cell office:value-type="float" office:value="14.96261728665" calcext:value-type="float">
            <text:p>14.9626172867</text:p>
          </table:table-cell>
          <table:table-cell office:value-type="float" office:value="0.522645198126732" calcext:value-type="float">
            <text:p>0.52264519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57711430125954" calcext:value-type="float">
            <text:p>0.3577114301</text:p>
          </table:table-cell>
          <table:table-cell office:value-type="float" office:value="0.328466237673835" calcext:value-type="float">
            <text:p>0.32846623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595503919888327" calcext:value-type="float">
            <text:p>0.000005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705670098156" calcext:value-type="float">
            <text:p>0.012870567</text:p>
          </table:table-cell>
          <table:table-cell office:value-type="float" office:value="0.0128765220490145" calcext:value-type="float">
            <text:p>0.012876522</text:p>
          </table:table-cell>
          <table:table-cell office:value-type="float" office:value="-1.89020142415711" calcext:value-type="float">
            <text:p>-1.8902014242</text:p>
          </table:table-cell>
          <table:table-cell office:value-type="float" office:value="-5.2251153754402" calcext:value-type="float">
            <text:p>-5.22511537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1.89040231993246" calcext:value-type="float">
            <text:p>-1.8904023199</text:p>
          </table:table-cell>
          <table:table-cell office:value-type="float" office:value="0.999537527355895" calcext:value-type="float">
            <text:p>0.9995375274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4-69</text:p>
          </table:table-cell>
          <table:table-cell table:style-name="ce2" office:value-type="string" calcext:value-type="string">
            <text:p>Ofav_Lauren_Plate5_data.csv</text:p>
          </table:table-cell>
          <table:table-cell table:style-name="ce6" office:value-type="float" office:value="39.6881264343" calcext:value-type="float">
            <text:p>39.688126434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1" office:value-type="float" office:value="24.1934299469" calcext:value-type="float">
            <text:p>24.1934299469</text:p>
          </table:table-cell>
          <table:table-cell table:style-name="ce2" office:value-type="float" office:value="15.3032764282" calcext:value-type="float">
            <text:p>15.3032764282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0567991161569751" calcext:value-type="float">
            <text:p>0.0567991162</text:p>
          </table:table-cell>
          <table:table-cell table:style-name="ce11" office:value-type="float" office:value="0.0462792627233569" calcext:value-type="float">
            <text:p>0.046279262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237604599640625" calcext:value-type="float">
            <text:p>0.02376046</text:p>
          </table:table-cell>
          <table:table-cell table:style-name="ce2" office:value-type="float" office:value="-1.62414515637095" calcext:value-type="float">
            <text:p>-1.6241451564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62414515637095" calcext:value-type="float">
            <text:p>-1.62414515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4-69</text:p>
          </table:table-cell>
          <table:table-cell table:style-name="ce3" office:value-type="string" calcext:value-type="string">
            <text:p>Ofav_Lauren_Plate7_data.csv</text:p>
          </table:table-cell>
          <table:table-cell table:style-name="ce7" office:value-type="float" office:value="35.12694250485" calcext:value-type="float">
            <text:p>35.1269425049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12" office:value-type="float" office:value="24.7333621979" calcext:value-type="float">
            <text:p>24.7333621979</text:p>
          </table:table-cell>
          <table:table-cell table:style-name="ce3" office:value-type="float" office:value="14.9546102371" calcext:value-type="float">
            <text:p>14.9546102371</text:p>
          </table:table-cell>
          <table:table-cell table:style-name="ce7" office:value-type="float" office:value="0.464939756196836" calcext:value-type="float">
            <text:p>0.4649397562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12" office:value-type="float" office:value="0.631394856871292" calcext:value-type="float">
            <text:p>0.6313948569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.0000286221252887324" calcext:value-type="float">
            <text:p>2.86221252887324E-0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000286221252887324" calcext:value-type="float">
            <text:p>2.86221252887324E-05</text:p>
          </table:table-cell>
          <table:table-cell table:number-columns-repeated="2" table:style-name="ce3" office:value-type="float" office:value="-4.54329812155807" calcext:value-type="float">
            <text:p>-4.5432981216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6-1</text:p>
          </table:table-cell>
          <table:table-cell table:style-name="ce1" office:value-type="string" calcext:value-type="string">
            <text:p>Ofav_Lauren_Plate5_data.csv</text:p>
          </table:table-cell>
          <table:table-cell table:style-name="ce5" office:value-type="string" calcext:value-type="string">
            <text:p>NA</text:p>
          </table:table-cell>
          <table:table-cell table:style-name="ce1" office:value-type="float" office:value="32.7727952271" calcext:value-type="float">
            <text:p>32.7727952271</text:p>
          </table:table-cell>
          <table:table-cell table:style-name="ce1" office:value-type="string" calcext:value-type="string">
            <text:p>NA</text:p>
          </table:table-cell>
          <table:table-cell table:style-name="ce10" office:value-type="float" office:value="23.1843109131" calcext:value-type="float">
            <text:p>23.1843109131</text:p>
          </table:table-cell>
          <table:table-cell table:style-name="ce1" office:value-type="float" office:value="14.82346380615" calcext:value-type="float">
            <text:p>14.8234638062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124317693082353" calcext:value-type="float">
            <text:p>0.1243176931</text:p>
          </table:table-cell>
          <table:table-cell table:style-name="ce10" office:value-type="float" office:value="0.373168871053983" calcext:value-type="float">
            <text:p>0.3731688711</text:p>
          </table:table-cell>
          <table:table-cell table:style-name="ce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42919317316987" calcext:value-type="float">
            <text:p>0.0342919317</text:p>
          </table:table-cell>
          <table:table-cell table:style-name="ce1" office:value-type="float" office:value="-1.46480804953693" calcext:value-type="float">
            <text:p>-1.4648080495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1.46480804953693" calcext:value-type="float">
            <text:p>-1.46480804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Ofav_Lauren_Plate6_data.csv</text:p>
          </table:table-cell>
          <table:table-cell office:value-type="string" calcext:value-type="string">
            <text:p>NA</text:p>
          </table:table-cell>
          <table:table-cell office:value-type="float" office:value="34.70163204955" calcext:value-type="float">
            <text:p>34.7016320496</text:p>
          </table:table-cell>
          <table:table-cell office:value-type="float" office:value="34.7761577148" calcext:value-type="float">
            <text:p>34.7761577148</text:p>
          </table:table-cell>
          <table:table-cell office:value-type="float" office:value="24.4520893097" calcext:value-type="float">
            <text:p>24.4520893097</text:p>
          </table:table-cell>
          <table:table-cell office:value-type="float" office:value="15.13103235625" calcext:value-type="float">
            <text:p>15.1310323563</text:p>
          </table:table-cell>
          <table:table-cell office:value-type="string" calcext:value-type="string">
            <text:p>NA</text:p>
          </table:table-cell>
          <table:table-cell table:style-name="ce15" office:value-type="float" office:value="1.09403238355582" calcext:value-type="float">
            <text:p>1.0940323836</text:p>
          </table:table-cell>
          <table:table-cell office:value-type="string" calcext:value-type="string">
            <text:p>NA</text:p>
          </table:table-cell>
          <table:table-cell office:value-type="float" office:value="0.0396922160085968" calcext:value-type="float">
            <text:p>0.039692216</text:p>
          </table:table-cell>
          <table:table-cell office:value-type="float" office:value="0.912773961051469" calcext:value-type="float">
            <text:p>0.91277396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434351607078872" calcext:value-type="float">
            <text:p>4.34351607078872E-05</text:p>
          </table:table-cell>
          <table:table-cell office:value-type="float" office:value="0" calcext:value-type="float">
            <text:p>0</text:p>
          </table:table-cell>
          <table:table-cell office:value-type="float" office:value="0.0176254406917565" calcext:value-type="float">
            <text:p>0.0176254407</text:p>
          </table:table-cell>
          <table:table-cell office:value-type="float" office:value="0.0176688758524644" calcext:value-type="float">
            <text:p>0.0176688759</text:p>
          </table:table-cell>
          <table:table-cell office:value-type="float" office:value="-1.75279108074802" calcext:value-type="float">
            <text:p>-1.7527910807</text:p>
          </table:table-cell>
          <table:table-cell office:value-type="string" calcext:value-type="string">
            <text:p>NA</text:p>
          </table:table-cell>
          <table:table-cell office:value-type="float" office:value="-4.36215856728051" calcext:value-type="float">
            <text:p>-4.3621585673</text:p>
          </table:table-cell>
          <table:table-cell office:value-type="string" calcext:value-type="string">
            <text:p>NA</text:p>
          </table:table-cell>
          <table:table-cell office:value-type="float" office:value="-1.75386001546534" calcext:value-type="float">
            <text:p>-1.7538600155</text:p>
          </table:table-cell>
          <table:table-cell office:value-type="float" office:value="0.997541713402111" calcext:value-type="float">
            <text:p>0.9975417134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6-118</text:p>
          </table:table-cell>
          <table:table-cell table:style-name="ce2" office:value-type="string" calcext:value-type="string">
            <text:p>Ofav_Lauren_Plate2_data.csv</text:p>
          </table:table-cell>
          <table:table-cell table:style-name="ce6" office:value-type="string" calcext:value-type="string">
            <text:p>NA</text:p>
          </table:table-cell>
          <table:table-cell table:style-name="ce2" office:value-type="float" office:value="32.4599404602" calcext:value-type="float">
            <text:p>32.4599404602</text:p>
          </table:table-cell>
          <table:table-cell table:style-name="ce2" office:value-type="string" calcext:value-type="string">
            <text:p>NA</text:p>
          </table:table-cell>
          <table:table-cell table:style-name="ce11" office:value-type="float" office:value="22.8999109268" calcext:value-type="float">
            <text:p>22.8999109268</text:p>
          </table:table-cell>
          <table:table-cell table:style-name="ce2" office:value-type="float" office:value="15.55982817075" calcext:value-type="float">
            <text:p>15.5598281708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00964185025712735" calcext:value-type="float">
            <text:p>0.0096418503</text:p>
          </table:table-cell>
          <table:table-cell table:style-name="ce11" office:value-type="float" office:value="0.10978950579392" calcext:value-type="float">
            <text:p>0.1097895058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695781117732779" calcext:value-type="float">
            <text:p>0.0695781118</text:p>
          </table:table-cell>
          <table:table-cell table:style-name="ce2" office:value-type="float" office:value="-1.15752736141156" calcext:value-type="float">
            <text:p>-1.1575273614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15752736141156" calcext:value-type="float">
            <text:p>-1.15752736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6-118</text:p>
          </table:table-cell>
          <table:table-cell table:style-name="ce3" office:value-type="string" calcext:value-type="string">
            <text:p>Ofav_Lauren_Plate6_data.csv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32.16295483395" calcext:value-type="float">
            <text:p>32.162954834</text:p>
          </table:table-cell>
          <table:table-cell table:style-name="ce3" office:value-type="string" calcext:value-type="string">
            <text:p>NA</text:p>
          </table:table-cell>
          <table:table-cell table:style-name="ce12" office:value-type="float" office:value="23.0504179001" calcext:value-type="float">
            <text:p>23.0504179001</text:p>
          </table:table-cell>
          <table:table-cell table:style-name="ce3" office:value-type="float" office:value="15.47541750335" calcext:value-type="float">
            <text:p>15.4754175034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0.768175878809314" calcext:value-type="float">
            <text:p>0.768175878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0799198657169878" calcext:value-type="float">
            <text:p>0.0799198657</text:p>
          </table:table-cell>
          <table:table-cell table:style-name="ce19" office:value-type="float" office:value="1.06230423598756" calcext:value-type="float">
            <text:p>1.062304236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32042742759258" calcext:value-type="float">
            <text:p>0.0003204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591228528990059" calcext:value-type="float">
            <text:p>0.0591228529</text:p>
          </table:table-cell>
          <table:table-cell table:style-name="ce3" office:value-type="float" office:value="0.0594432803265985" calcext:value-type="float">
            <text:p>0.0594432803</text:p>
          </table:table-cell>
          <table:table-cell table:style-name="ce3" office:value-type="float" office:value="-1.22589723241654" calcext:value-type="float">
            <text:p>-1.225897232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3.49427031673794" calcext:value-type="float">
            <text:p>-3.494270316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1.22824461777287" calcext:value-type="float">
            <text:p>-1.2282446178</text:p>
          </table:table-cell>
          <table:table-cell table:style-name="ce3" office:value-type="float" office:value="0.99460952649598" calcext:value-type="float">
            <text:p>0.994609526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-119A</text:p>
          </table:table-cell>
          <table:table-cell table:style-name="ce1" office:value-type="string" calcext:value-type="string">
            <text:p>Ofav_Lauren_Plate1_data.csv</text:p>
          </table:table-cell>
          <table:table-cell table:style-name="ce5" office:value-type="string" calcext:value-type="string">
            <text:p>NA</text:p>
          </table:table-cell>
          <table:table-cell table:style-name="ce1" office:value-type="float" office:value="28.8797707825" calcext:value-type="float">
            <text:p>28.8797707825</text:p>
          </table:table-cell>
          <table:table-cell table:style-name="ce1" office:value-type="string" calcext:value-type="string">
            <text:p>NA</text:p>
          </table:table-cell>
          <table:table-cell table:style-name="ce10" office:value-type="float" office:value="22.57661247255" calcext:value-type="float">
            <text:p>22.5766124726</text:p>
          </table:table-cell>
          <table:table-cell table:style-name="ce1" office:value-type="float" office:value="14.8766902771" calcext:value-type="float">
            <text:p>14.8766902771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242571634742601" calcext:value-type="float">
            <text:p>0.2425716347</text:p>
          </table:table-cell>
          <table:table-cell table:style-name="ce10" office:value-type="float" office:value="0.373581573007585" calcext:value-type="float">
            <text:p>0.373581573</text:p>
          </table:table-cell>
          <table:table-cell table:style-name="ce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42188340070053" calcext:value-type="float">
            <text:p>0.054218834</text:p>
          </table:table-cell>
          <table:table-cell table:style-name="ce1" office:value-type="float" office:value="-1.26584982629387" calcext:value-type="float">
            <text:p>-1.2658498263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1.26584982629387" calcext:value-type="float">
            <text:p>-1.26584982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119A</text:p>
          </table:table-cell>
          <table:table-cell office:value-type="string" calcext:value-type="string">
            <text:p>Ofav_Lauren_Plate6_data.csv</text:p>
          </table:table-cell>
          <table:table-cell office:value-type="string" calcext:value-type="string">
            <text:p>NA</text:p>
          </table:table-cell>
          <table:table-cell office:value-type="float" office:value="30.4572491913" calcext:value-type="float">
            <text:p>30.4572491913</text:p>
          </table:table-cell>
          <table:table-cell office:value-type="float" office:value="34.1648067017" calcext:value-type="float">
            <text:p>34.1648067017</text:p>
          </table:table-cell>
          <table:table-cell office:value-type="float" office:value="22.61602687835" calcext:value-type="float">
            <text:p>22.6160268784</text:p>
          </table:table-cell>
          <table:table-cell office:value-type="float" office:value="15.95277918245" calcext:value-type="float">
            <text:p>15.9527791825</text:p>
          </table:table-cell>
          <table:table-cell office:value-type="string" calcext:value-type="string">
            <text:p>NA</text:p>
          </table:table-cell>
          <table:table-cell table:style-name="ce15" office:value-type="float" office:value="1.49455017603797" calcext:value-type="float">
            <text:p>1.494550176</text:p>
          </table:table-cell>
          <table:table-cell office:value-type="string" calcext:value-type="string">
            <text:p>NA</text:p>
          </table:table-cell>
          <table:table-cell office:value-type="float" office:value="0.240409670042681" calcext:value-type="float">
            <text:p>0.24040967</text:p>
          </table:table-cell>
          <table:table-cell office:value-type="float" office:value="0.13886611083722" calcext:value-type="float">
            <text:p>0.1388661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45511872584494" calcext:value-type="float">
            <text:p>0.0014551187</text:p>
          </table:table-cell>
          <table:table-cell office:value-type="float" office:value="0" calcext:value-type="float">
            <text:p>0</text:p>
          </table:table-cell>
          <table:table-cell office:value-type="float" office:value="0.111229579096055" calcext:value-type="float">
            <text:p>0.1112295791</text:p>
          </table:table-cell>
          <table:table-cell office:value-type="float" office:value="0.1126846978219" calcext:value-type="float">
            <text:p>0.1126846978</text:p>
          </table:table-cell>
          <table:table-cell office:value-type="float" office:value="-0.948135055584037" calcext:value-type="float">
            <text:p>-0.9481350556</text:p>
          </table:table-cell>
          <table:table-cell office:value-type="string" calcext:value-type="string">
            <text:p>NA</text:p>
          </table:table-cell>
          <table:table-cell office:value-type="float" office:value="-2.83710157033736" calcext:value-type="float">
            <text:p>-2.8371015703</text:p>
          </table:table-cell>
          <table:table-cell office:value-type="string" calcext:value-type="string">
            <text:p>NA</text:p>
          </table:table-cell>
          <table:table-cell office:value-type="float" office:value="-0.953779706189372" calcext:value-type="float">
            <text:p>-0.9537797062</text:p>
          </table:table-cell>
          <table:table-cell office:value-type="float" office:value="0.987086811661467" calcext:value-type="float">
            <text:p>0.987086811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6-119B</text:p>
          </table:table-cell>
          <table:table-cell table:style-name="ce2" office:value-type="string" calcext:value-type="string">
            <text:p>Ofav_Lauren_Plate5_data.csv</text:p>
          </table:table-cell>
          <table:table-cell table:style-name="ce6" office:value-type="string" calcext:value-type="string">
            <text:p>NA</text:p>
          </table:table-cell>
          <table:table-cell table:style-name="ce2" office:value-type="float" office:value="27.6783967285" calcext:value-type="float">
            <text:p>27.6783967285</text:p>
          </table:table-cell>
          <table:table-cell table:style-name="ce2" office:value-type="string" calcext:value-type="string">
            <text:p>NA</text:p>
          </table:table-cell>
          <table:table-cell table:style-name="ce11" office:value-type="float" office:value="22.11496829985" calcext:value-type="float">
            <text:p>22.1149682999</text:p>
          </table:table-cell>
          <table:table-cell table:style-name="ce2" office:value-type="float" office:value="15.07425917055" calcext:value-type="float">
            <text:p>15.0742591706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176764557030922" calcext:value-type="float">
            <text:p>0.176764557</text:p>
          </table:table-cell>
          <table:table-cell table:style-name="ce11" office:value-type="float" office:value="0.397995725027215" calcext:value-type="float">
            <text:p>0.397995725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856235204638612" calcext:value-type="float">
            <text:p>0.0856235205</text:p>
          </table:table-cell>
          <table:table-cell table:style-name="ce2" office:value-type="float" office:value="-1.06740691984909" calcext:value-type="float">
            <text:p>-1.0674069198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06740691984909" calcext:value-type="float">
            <text:p>-1.06740691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6-119B</text:p>
          </table:table-cell>
          <table:table-cell table:style-name="ce3" office:value-type="string" calcext:value-type="string">
            <text:p>Ofav_Lauren_Plate6_data.csv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29.6079812317" calcext:value-type="float">
            <text:p>29.6079812317</text:p>
          </table:table-cell>
          <table:table-cell table:style-name="ce3" office:value-type="float" office:value="29.40966353605" calcext:value-type="float">
            <text:p>29.4096635361</text:p>
          </table:table-cell>
          <table:table-cell table:style-name="ce12" office:value-type="float" office:value="23.52677059175" calcext:value-type="float">
            <text:p>23.5267705918</text:p>
          </table:table-cell>
          <table:table-cell table:style-name="ce3" office:value-type="float" office:value="15.53547800445" calcext:value-type="float">
            <text:p>15.5354780045</text:p>
          </table:table-cell>
          <table:table-cell table:style-name="ce7" office:value-type="string" calcext:value-type="string">
            <text:p>NA</text:p>
          </table:table-cell>
          <table:table-cell table:style-name="ce16" office:value-type="float" office:value="1.22698714604903" calcext:value-type="float">
            <text:p>1.226987146</text:p>
          </table:table-cell>
          <table:table-cell table:style-name="ce16" office:value-type="float" office:value="3.99944999948164" calcext:value-type="float">
            <text:p>3.9994499995</text:p>
          </table:table-cell>
          <table:table-cell table:style-name="ce16" office:value-type="float" office:value="1.6261009426618" calcext:value-type="float">
            <text:p>1.6261009427</text:p>
          </table:table-cell>
          <table:table-cell table:style-name="ce19" office:value-type="float" office:value="1.08328729752051" calcext:value-type="float">
            <text:p>1.083287297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96305916037329" calcext:value-type="float">
            <text:p>0.0019630592</text:p>
          </table:table-cell>
          <table:table-cell table:style-name="ce3" office:value-type="float" office:value="0.000045046697670854" calcext:value-type="float">
            <text:p>4.5046697670854E-05</text:p>
          </table:table-cell>
          <table:table-cell table:style-name="ce3" office:value-type="float" office:value="0.0443035927130156" calcext:value-type="float">
            <text:p>0.0443035927</text:p>
          </table:table-cell>
          <table:table-cell table:style-name="ce3" office:value-type="float" office:value="0.0463116985710598" calcext:value-type="float">
            <text:p>0.0463116986</text:p>
          </table:table-cell>
          <table:table-cell table:style-name="ce3" office:value-type="float" office:value="-1.33430929012443" calcext:value-type="float">
            <text:p>-1.334309290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2.70706661194533" calcext:value-type="float">
            <text:p>-2.7070666119</text:p>
          </table:table-cell>
          <table:table-cell table:style-name="ce3" office:value-type="float" office:value="-4.34633704121974" calcext:value-type="float">
            <text:p>-4.3463370412</text:p>
          </table:table-cell>
          <table:table-cell table:style-name="ce3" office:value-type="float" office:value="-1.35356105408909" calcext:value-type="float">
            <text:p>-1.3535610541</text:p>
          </table:table-cell>
          <table:table-cell table:style-name="ce3" office:value-type="float" office:value="0.956639339087014" calcext:value-type="float">
            <text:p>0.956639339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-21</text:p>
          </table:table-cell>
          <table:table-cell office:value-type="string" calcext:value-type="string">
            <text:p>Ofav_Lauren_Plate2_data.csv</text:p>
          </table:table-cell>
          <table:table-cell office:value-type="string" calcext:value-type="string">
            <text:p>NA</text:p>
          </table:table-cell>
          <table:table-cell office:value-type="float" office:value="34.8858971863" calcext:value-type="float">
            <text:p>34.8858971863</text:p>
          </table:table-cell>
          <table:table-cell office:value-type="string" calcext:value-type="string">
            <text:p>NA</text:p>
          </table:table-cell>
          <table:table-cell office:value-type="float" office:value="23.3768148422" calcext:value-type="float">
            <text:p>23.3768148422</text:p>
          </table:table-cell>
          <table:table-cell office:value-type="float" office:value="15.8190959778" calcext:value-type="float">
            <text:p>15.819095977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316499230320578" calcext:value-type="float">
            <text:p>0.031649923</text:p>
          </table:table-cell>
          <table:table-cell office:value-type="float" office:value="0.548920555037924" calcext:value-type="float">
            <text:p>0.5489205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598353232861973" calcext:value-type="float">
            <text:p>0.0598353233</text:p>
          </table:table-cell>
          <table:table-cell office:value-type="float" office:value="-1.22304235816448" calcext:value-type="float">
            <text:p>-1.223042358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22304235816448" calcext:value-type="float">
            <text:p>-1.22304235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6-21</text:p>
          </table:table-cell>
          <table:table-cell table:style-name="ce1" office:value-type="string" calcext:value-type="string">
            <text:p>Ofav_Lauren_Plate6_data.csv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0" office:value-type="float" office:value="23.7772321701" calcext:value-type="float">
            <text:p>23.7772321701</text:p>
          </table:table-cell>
          <table:table-cell table:style-name="ce1" office:value-type="float" office:value="16.33152902985" calcext:value-type="float">
            <text:p>16.3315290299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683122864116" calcext:value-type="float">
            <text:p>0.6831228641</text:p>
          </table:table-cell>
          <table:table-cell table:style-name="ce18" office:value-type="float" office:value="1.12327622727246" calcext:value-type="float">
            <text:p>1.123276227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46662586180573" calcext:value-type="float">
            <text:p>0.0646662586</text:p>
          </table:table-cell>
          <table:table-cell table:style-name="ce1" office:value-type="float" office:value="-1.18932226520931" calcext:value-type="float">
            <text:p>-1.1893222652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1.18932226520931" calcext:value-type="float">
            <text:p>-1.18932226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-37</text:p>
          </table:table-cell>
          <table:table-cell table:style-name="ce2" office:value-type="string" calcext:value-type="string">
            <text:p>Ofav_Lauren_Plate1_data.csv</text:p>
          </table:table-cell>
          <table:table-cell table:style-name="ce6" office:value-type="string" calcext:value-type="string">
            <text:p>NA</text:p>
          </table:table-cell>
          <table:table-cell table:style-name="ce2" office:value-type="float" office:value="29.6093583374" calcext:value-type="float">
            <text:p>29.6093583374</text:p>
          </table:table-cell>
          <table:table-cell table:style-name="ce2" office:value-type="string" calcext:value-type="string">
            <text:p>NA</text:p>
          </table:table-cell>
          <table:table-cell table:style-name="ce11" office:value-type="float" office:value="24.17934322355" calcext:value-type="float">
            <text:p>24.1793432236</text:p>
          </table:table-cell>
          <table:table-cell table:style-name="ce2" office:value-type="float" office:value="15.63475359345" calcext:value-type="float">
            <text:p>15.6347535935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7" office:value-type="float" office:value="1.16506162445168" calcext:value-type="float">
            <text:p>1.1650616245</text:p>
          </table:table-cell>
          <table:table-cell table:style-name="ce11" office:value-type="float" office:value="0.337569956901641" calcext:value-type="float">
            <text:p>0.3375699569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301911697170492" calcext:value-type="float">
            <text:p>0.0301911697</text:p>
          </table:table-cell>
          <table:table-cell table:style-name="ce2" office:value-type="float" office:value="-1.52012006048406" calcext:value-type="float">
            <text:p>-1.5201200605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52012006048406" calcext:value-type="float">
            <text:p>-1.52012006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6-37</text:p>
          </table:table-cell>
          <table:table-cell table:style-name="ce3" office:value-type="string" calcext:value-type="string">
            <text:p>Ofav_Lauren_Plate6_data.csv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32.41693356325" calcext:value-type="float">
            <text:p>32.4169335633</text:p>
          </table:table-cell>
          <table:table-cell table:style-name="ce3" office:value-type="string" calcext:value-type="string">
            <text:p>NA</text:p>
          </table:table-cell>
          <table:table-cell table:style-name="ce12" office:value-type="float" office:value="23.65496730805" calcext:value-type="float">
            <text:p>23.6549673081</text:p>
          </table:table-cell>
          <table:table-cell table:style-name="ce3" office:value-type="float" office:value="15.7719034042" calcext:value-type="float">
            <text:p>15.7719034042</text:p>
          </table:table-cell>
          <table:table-cell table:style-name="ce7" office:value-type="string" calcext:value-type="string">
            <text:p>NA</text:p>
          </table:table-cell>
          <table:table-cell table:style-name="ce16" office:value-type="float" office:value="1.39621652092393" calcext:value-type="float">
            <text:p>1.396216520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00169801221250372" calcext:value-type="float">
            <text:p>0.0016980122</text:p>
          </table:table-cell>
          <table:table-cell table:style-name="ce12" office:value-type="float" office:value="0.374033387229284" calcext:value-type="float">
            <text:p>0.3740333872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330008872962883" calcext:value-type="float">
            <text:p>0.0003300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77550194210877" calcext:value-type="float">
            <text:p>0.0477550194</text:p>
          </table:table-cell>
          <table:table-cell table:style-name="ce3" office:value-type="float" office:value="0.0480850282940505" calcext:value-type="float">
            <text:p>0.0480850283</text:p>
          </table:table-cell>
          <table:table-cell table:style-name="ce3" office:value-type="float" office:value="-1.31799012407153" calcext:value-type="float">
            <text:p>-1.317990124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3.48147438307056" calcext:value-type="float">
            <text:p>-3.481474383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1.32098097397941" calcext:value-type="float">
            <text:p>-1.320980974</text:p>
          </table:table-cell>
          <table:table-cell table:style-name="ce3" office:value-type="float" office:value="0.99313697247" calcext:value-type="float">
            <text:p>0.993136972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6-39</text:p>
          </table:table-cell>
          <table:table-cell table:style-name="ce1" office:value-type="string" calcext:value-type="string">
            <text:p>Ofav_Lauren_Plate2_data.csv</text:p>
          </table:table-cell>
          <table:table-cell table:style-name="ce5" office:value-type="string" calcext:value-type="string">
            <text:p>NA</text:p>
          </table:table-cell>
          <table:table-cell table:style-name="ce1" office:value-type="float" office:value="30.9325433044" calcext:value-type="float">
            <text:p>30.9325433044</text:p>
          </table:table-cell>
          <table:table-cell table:style-name="ce1" office:value-type="string" calcext:value-type="string">
            <text:p>NA</text:p>
          </table:table-cell>
          <table:table-cell table:style-name="ce10" office:value-type="float" office:value="23.65395069125" calcext:value-type="float">
            <text:p>23.6539506913</text:p>
          </table:table-cell>
          <table:table-cell table:style-name="ce1" office:value-type="float" office:value="16.82450045015" calcext:value-type="float">
            <text:p>16.8245004502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145183417669582" calcext:value-type="float">
            <text:p>0.1451834177</text:p>
          </table:table-cell>
          <table:table-cell table:style-name="ce10" office:value-type="float" office:value="0.639238891177813" calcext:value-type="float">
            <text:p>0.6392388912</text:p>
          </table:table-cell>
          <table:table-cell table:style-name="ce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91261736417907" calcext:value-type="float">
            <text:p>0.0991261736</text:p>
          </table:table-cell>
          <table:table-cell table:style-name="ce1" office:value-type="float" office:value="-1.00381165765027" calcext:value-type="float">
            <text:p>-1.0038116577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1.00381165765027" calcext:value-type="float">
            <text:p>-1.00381165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6-39</text:p>
          </table:table-cell>
          <table:table-cell office:value-type="string" calcext:value-type="string">
            <text:p>Ofav_Lauren_Plate6_data.csv</text:p>
          </table:table-cell>
          <table:table-cell office:value-type="string" calcext:value-type="string">
            <text:p>NA</text:p>
          </table:table-cell>
          <table:table-cell office:value-type="float" office:value="29.9880357056" calcext:value-type="float">
            <text:p>29.9880357056</text:p>
          </table:table-cell>
          <table:table-cell office:value-type="string" calcext:value-type="string">
            <text:p>NA</text:p>
          </table:table-cell>
          <table:table-cell office:value-type="float" office:value="23.79310035705" calcext:value-type="float">
            <text:p>23.7931003571</text:p>
          </table:table-cell>
          <table:table-cell office:value-type="float" office:value="15.3664268341" calcext:value-type="float">
            <text:p>15.3664268341</text:p>
          </table:table-cell>
          <table:table-cell office:value-type="string" calcext:value-type="string">
            <text:p>NA</text:p>
          </table:table-cell>
          <table:table-cell office:value-type="float" office:value="0.591717476528649" calcext:value-type="float">
            <text:p>0.5917174765</text:p>
          </table:table-cell>
          <table:table-cell office:value-type="string" calcext:value-type="string">
            <text:p>NA</text:p>
          </table:table-cell>
          <table:table-cell office:value-type="float" office:value="0.293781741565841" calcext:value-type="float">
            <text:p>0.2937817416</text:p>
          </table:table-cell>
          <table:table-cell office:value-type="float" office:value="0.206240376955919" calcext:value-type="float">
            <text:p>0.2062403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34164037190936" calcext:value-type="float">
            <text:p>0.0013416404</text:p>
          </table:table-cell>
          <table:table-cell office:value-type="float" office:value="0" calcext:value-type="float">
            <text:p>0</text:p>
          </table:table-cell>
          <table:table-cell office:value-type="float" office:value="0.0327624389541633" calcext:value-type="float">
            <text:p>0.032762439</text:p>
          </table:table-cell>
          <table:table-cell office:value-type="float" office:value="0.0341040793260727" calcext:value-type="float">
            <text:p>0.0341040793</text:p>
          </table:table-cell>
          <table:table-cell office:value-type="float" office:value="-1.46719367019099" calcext:value-type="float">
            <text:p>-1.4671936702</text:p>
          </table:table-cell>
          <table:table-cell office:value-type="string" calcext:value-type="string">
            <text:p>NA</text:p>
          </table:table-cell>
          <table:table-cell office:value-type="float" office:value="-2.87236388165297" calcext:value-type="float">
            <text:p>-2.8723638817</text:p>
          </table:table-cell>
          <table:table-cell office:value-type="string" calcext:value-type="string">
            <text:p>NA</text:p>
          </table:table-cell>
          <table:table-cell office:value-type="float" office:value="-1.48462377525999" calcext:value-type="float">
            <text:p>-1.4846237753</text:p>
          </table:table-cell>
          <table:table-cell office:value-type="float" office:value="0.960660413697676" calcext:value-type="float">
            <text:p>0.960660413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-44</text:p>
          </table:table-cell>
          <table:table-cell table:style-name="ce2" office:value-type="string" calcext:value-type="string">
            <text:p>Ofav_Lauren_Plate1_data.csv</text:p>
          </table:table-cell>
          <table:table-cell table:style-name="ce6" office:value-type="string" calcext:value-type="string">
            <text:p>NA</text:p>
          </table:table-cell>
          <table:table-cell table:style-name="ce2" office:value-type="float" office:value="35.3000397949" calcext:value-type="float">
            <text:p>35.3000397949</text:p>
          </table:table-cell>
          <table:table-cell table:style-name="ce2" office:value-type="string" calcext:value-type="string">
            <text:p>NA</text:p>
          </table:table-cell>
          <table:table-cell table:style-name="ce11" office:value-type="float" office:value="24.09635448455" calcext:value-type="float">
            <text:p>24.0963544846</text:p>
          </table:table-cell>
          <table:table-cell table:style-name="ce2" office:value-type="float" office:value="15.6878894653" calcext:value-type="float">
            <text:p>15.6878894653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635484112733253" calcext:value-type="float">
            <text:p>0.6354841127</text:p>
          </table:table-cell>
          <table:table-cell table:style-name="ce11" office:value-type="float" office:value="0.386577638021383" calcext:value-type="float">
            <text:p>0.386577638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33178559807022" calcext:value-type="float">
            <text:p>0.0331785598</text:p>
          </table:table-cell>
          <table:table-cell table:style-name="ce2" office:value-type="float" office:value="-1.47914246947013" calcext:value-type="float">
            <text:p>-1.4791424695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47914246947013" calcext:value-type="float">
            <text:p>-1.47914246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6-44</text:p>
          </table:table-cell>
          <table:table-cell table:style-name="ce3" office:value-type="string" calcext:value-type="string">
            <text:p>Ofav_Lauren_Plate6_data.csv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33.2167153625" calcext:value-type="float">
            <text:p>33.2167153625</text:p>
          </table:table-cell>
          <table:table-cell table:style-name="ce3" office:value-type="string" calcext:value-type="string">
            <text:p>NA</text:p>
          </table:table-cell>
          <table:table-cell table:style-name="ce12" office:value-type="float" office:value="23.5876464844" calcext:value-type="float">
            <text:p>23.5876464844</text:p>
          </table:table-cell>
          <table:table-cell table:style-name="ce3" office:value-type="float" office:value="16.0542005386" calcext:value-type="float">
            <text:p>16.0542005386</text:p>
          </table:table-cell>
          <table:table-cell table:style-name="ce7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0.111923147826696" calcext:value-type="float">
            <text:p>0.1119231478</text:p>
          </table:table-cell>
          <table:table-cell table:style-name="ce12" office:value-type="float" office:value="0.654058397409127" calcext:value-type="float">
            <text:p>0.6540583974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0608505514635544" calcext:value-type="float">
            <text:p>0.0608505515</text:p>
          </table:table-cell>
          <table:table-cell table:style-name="ce3" office:value-type="float" office:value="-1.21573548158357" calcext:value-type="float">
            <text:p>-1.2157354816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float" office:value="-1.21573548158357" calcext:value-type="float">
            <text:p>-1.21573548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6-47</text:p>
          </table:table-cell>
          <table:table-cell table:style-name="ce1" office:value-type="string" calcext:value-type="string">
            <text:p>Ofav_Lauren_Plate4_data.csv</text:p>
          </table:table-cell>
          <table:table-cell table:style-name="ce5" office:value-type="string" calcext:value-type="string">
            <text:p>N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4.0561374207" calcext:value-type="float">
            <text:p>24.0561374207</text:p>
          </table:table-cell>
          <table:table-cell table:style-name="ce10" office:value-type="float" office:value="23.0609331131" calcext:value-type="float">
            <text:p>23.0609331131</text:p>
          </table:table-cell>
          <table:table-cell table:style-name="ce1" office:value-type="float" office:value="14.66430223845" calcext:value-type="float">
            <text:p>14.6643022385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98983323583111" calcext:value-type="float">
            <text:p>0.9898332358</text:p>
          </table:table-cell>
          <table:table-cell table:style-name="ce10" office:value-type="float" office:value="0.0766344345603224" calcext:value-type="float">
            <text:p>0.0766344346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34518363134211" calcext:value-type="float">
            <text:p>0.0334518363</text:p>
          </table:table-cell>
          <table:table-cell table:style-name="ce1" office:value-type="float" office:value="-1.4755800369725" calcext:value-type="float">
            <text:p>-1.475580037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1.4755800369725" calcext:value-type="float">
            <text:p>-1.4755800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6-47</text:p>
          </table:table-cell>
          <table:table-cell office:value-type="string" calcext:value-type="string">
            <text:p>Ofav_Lauren_Plate7_data.csv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4.7654727478" calcext:value-type="float">
            <text:p>34.7654727478</text:p>
          </table:table-cell>
          <table:table-cell office:value-type="float" office:value="23.6508283615" calcext:value-type="float">
            <text:p>23.6508283615</text:p>
          </table:table-cell>
          <table:table-cell office:value-type="float" office:value="14.91409910585" calcext:value-type="float">
            <text:p>14.91409910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107438723148036" calcext:value-type="float">
            <text:p>0.1074387231</text:p>
          </table:table-cell>
          <table:table-cell office:value-type="float" office:value="0.782879396971806" calcext:value-type="float">
            <text:p>0.7828793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642653049233" calcext:value-type="float">
            <text:p>0.0264265305</text:p>
          </table:table-cell>
          <table:table-cell office:value-type="float" office:value="-1.57795985113026" calcext:value-type="float">
            <text:p>-1.577959851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57795985113026" calcext:value-type="float">
            <text:p>-1.57795985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6-50</text:p>
          </table:table-cell>
          <table:table-cell table:style-name="ce2" office:value-type="string" calcext:value-type="string">
            <text:p>Ofav_Lauren_Plate2_data.csv</text:p>
          </table:table-cell>
          <table:table-cell table:style-name="ce6" office:value-type="string" calcext:value-type="string">
            <text:p>NA</text:p>
          </table:table-cell>
          <table:table-cell table:style-name="ce2" office:value-type="float" office:value="33.6955323486" calcext:value-type="float">
            <text:p>33.6955323486</text:p>
          </table:table-cell>
          <table:table-cell table:style-name="ce2" office:value-type="string" calcext:value-type="string">
            <text:p>NA</text:p>
          </table:table-cell>
          <table:table-cell table:style-name="ce11" office:value-type="float" office:value="23.8987932205" calcext:value-type="float">
            <text:p>23.8987932205</text:p>
          </table:table-cell>
          <table:table-cell table:style-name="ce2" office:value-type="float" office:value="15.0147870865" calcext:value-type="float">
            <text:p>15.0147870865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0512950748953846" calcext:value-type="float">
            <text:p>0.0512950749</text:p>
          </table:table-cell>
          <table:table-cell table:style-name="ce11" office:value-type="float" office:value="0.103438481493934" calcext:value-type="float">
            <text:p>0.1034384815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238619203006455" calcext:value-type="float">
            <text:p>0.0238619203</text:p>
          </table:table-cell>
          <table:table-cell table:style-name="ce2" office:value-type="float" office:value="-1.62229460918136" calcext:value-type="float">
            <text:p>-1.6222946092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62229460918136" calcext:value-type="float">
            <text:p>-1.62229460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6-50</text:p>
          </table:table-cell>
          <table:table-cell table:style-name="ce3" office:value-type="string" calcext:value-type="string">
            <text:p>Ofav_Lauren_Plate6_data.csv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33.79973080445" calcext:value-type="float">
            <text:p>33.7997308045</text:p>
          </table:table-cell>
          <table:table-cell table:style-name="ce3" office:value-type="string" calcext:value-type="string">
            <text:p>NA</text:p>
          </table:table-cell>
          <table:table-cell table:style-name="ce12" office:value-type="float" office:value="24.51908779145" calcext:value-type="float">
            <text:p>24.5190877915</text:p>
          </table:table-cell>
          <table:table-cell table:style-name="ce3" office:value-type="float" office:value="15.07545793915" calcext:value-type="float">
            <text:p>15.0754579392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0.579341813074658" calcext:value-type="float">
            <text:p>0.579341813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0927540867872074" calcext:value-type="float">
            <text:p>0.0927540868</text:p>
          </table:table-cell>
          <table:table-cell table:style-name="ce12" office:value-type="float" office:value="0.146877383746373" calcext:value-type="float">
            <text:p>0.1468773837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0780928358628043" calcext:value-type="float">
            <text:p>7.80928358628043E-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61898142245859" calcext:value-type="float">
            <text:p>0.0161898142</text:p>
          </table:table-cell>
          <table:table-cell table:style-name="ce3" office:value-type="float" office:value="0.0162679070604487" calcext:value-type="float">
            <text:p>0.0162679071</text:p>
          </table:table-cell>
          <table:table-cell table:style-name="ce3" office:value-type="float" office:value="-1.78866831741139" calcext:value-type="float">
            <text:p>-1.788668317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4.10738880591736" calcext:value-type="float">
            <text:p>-4.107388805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1.79075813467467" calcext:value-type="float">
            <text:p>-1.7907581347</text:p>
          </table:table-cell>
          <table:table-cell table:style-name="ce3" office:value-type="float" office:value="0.995199576960169" calcext:value-type="float">
            <text:p>0.99519957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-7</text:p>
          </table:table-cell>
          <table:table-cell table:style-name="ce1" office:value-type="string" calcext:value-type="string">
            <text:p>Ofav_Lauren_Plate1_data.csv</text:p>
          </table:table-cell>
          <table:table-cell table:style-name="ce5" office:value-type="string" calcext:value-type="string">
            <text:p>NA</text:p>
          </table:table-cell>
          <table:table-cell table:style-name="ce1" office:value-type="float" office:value="27.5385918884" calcext:value-type="float">
            <text:p>27.5385918884</text:p>
          </table:table-cell>
          <table:table-cell table:style-name="ce1" office:value-type="string" calcext:value-type="string">
            <text:p>NA</text:p>
          </table:table-cell>
          <table:table-cell table:style-name="ce10" office:value-type="float" office:value="23.13905811305" calcext:value-type="float">
            <text:p>23.1390581131</text:p>
          </table:table-cell>
          <table:table-cell table:style-name="ce1" office:value-type="float" office:value="15.36453569795" calcext:value-type="float">
            <text:p>15.36453569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00291184147116416" calcext:value-type="float">
            <text:p>0.0029118415</text:p>
          </table:table-cell>
          <table:table-cell table:style-name="ce10" office:value-type="float" office:value="0.126784463867769" calcext:value-type="float">
            <text:p>0.1267844639</text:p>
          </table:table-cell>
          <table:table-cell table:style-name="ce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14864881419135" calcext:value-type="float">
            <text:p>0.0514864881</text:p>
          </table:table-cell>
          <table:table-cell table:style-name="ce1" office:value-type="float" office:value="-1.28830673009164" calcext:value-type="float">
            <text:p>-1.2883067301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1.28830673009164" calcext:value-type="float">
            <text:p>-1.28830673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Ofav_Lauren_Plate6_data.csv</text:p>
          </table:table-cell>
          <table:table-cell office:value-type="string" calcext:value-type="string">
            <text:p>NA</text:p>
          </table:table-cell>
          <table:table-cell office:value-type="float" office:value="29.65535023495" calcext:value-type="float">
            <text:p>29.655350235</text:p>
          </table:table-cell>
          <table:table-cell office:value-type="string" calcext:value-type="string">
            <text:p>NA</text:p>
          </table:table-cell>
          <table:table-cell office:value-type="float" office:value="23.2981081009" calcext:value-type="float">
            <text:p>23.2981081009</text:p>
          </table:table-cell>
          <table:table-cell office:value-type="float" office:value="16.40750444795" calcext:value-type="float">
            <text:p>16.407504448</text:p>
          </table:table-cell>
          <table:table-cell office:value-type="string" calcext:value-type="string">
            <text:p>NA</text:p>
          </table:table-cell>
          <table:table-cell office:value-type="float" office:value="0.149719092882057" calcext:value-type="float">
            <text:p>0.1497190929</text:p>
          </table:table-cell>
          <table:table-cell office:value-type="string" calcext:value-type="string">
            <text:p>NA</text:p>
          </table:table-cell>
          <table:table-cell office:value-type="float" office:value="0.221244655068195" calcext:value-type="float">
            <text:p>0.2212446551</text:p>
          </table:table-cell>
          <table:table-cell office:value-type="float" office:value="0.175256711358431" calcext:value-type="float">
            <text:p>0.1752567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34768024396435" calcext:value-type="float">
            <text:p>0.0034768024</text:p>
          </table:table-cell>
          <table:table-cell office:value-type="float" office:value="0" calcext:value-type="float">
            <text:p>0</text:p>
          </table:table-cell>
          <table:table-cell office:value-type="float" office:value="0.095012190545302" calcext:value-type="float">
            <text:p>0.0950121905</text:p>
          </table:table-cell>
          <table:table-cell office:value-type="float" office:value="0.0984889929849455" calcext:value-type="float">
            <text:p>0.098488993</text:p>
          </table:table-cell>
          <table:table-cell office:value-type="float" office:value="-1.00661230303548" calcext:value-type="float">
            <text:p>-1.006612303</text:p>
          </table:table-cell>
          <table:table-cell office:value-type="string" calcext:value-type="string">
            <text:p>NA</text:p>
          </table:table-cell>
          <table:table-cell office:value-type="float" office:value="-2.4588199862826" calcext:value-type="float">
            <text:p>-2.4588199863</text:p>
          </table:table-cell>
          <table:table-cell office:value-type="string" calcext:value-type="string">
            <text:p>NA</text:p>
          </table:table-cell>
          <table:table-cell office:value-type="float" office:value="-1.02222066895431" calcext:value-type="float">
            <text:p>-1.022220669</text:p>
          </table:table-cell>
          <table:table-cell office:value-type="float" office:value="0.964698568497142" calcext:value-type="float">
            <text:p>0.9646985685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6-99</text:p>
          </table:table-cell>
          <table:table-cell table:style-name="ce2" office:value-type="string" calcext:value-type="string">
            <text:p>Ofav_Lauren_Plate1_data.csv</text:p>
          </table:table-cell>
          <table:table-cell table:style-name="ce6" office:value-type="string" calcext:value-type="string">
            <text:p>NA</text:p>
          </table:table-cell>
          <table:table-cell table:style-name="ce2" office:value-type="float" office:value="30.1289391785" calcext:value-type="float">
            <text:p>30.1289391785</text:p>
          </table:table-cell>
          <table:table-cell table:style-name="ce2" office:value-type="string" calcext:value-type="string">
            <text:p>NA</text:p>
          </table:table-cell>
          <table:table-cell table:style-name="ce11" office:value-type="float" office:value="24.25992298125" calcext:value-type="float">
            <text:p>24.2599229813</text:p>
          </table:table-cell>
          <table:table-cell table:style-name="ce2" office:value-type="float" office:value="15.94772566225" calcext:value-type="float">
            <text:p>15.9477256623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0752533666283149" calcext:value-type="float">
            <text:p>0.0752533666</text:p>
          </table:table-cell>
          <table:table-cell table:style-name="ce11" office:value-type="float" office:value="0.727178121933959" calcext:value-type="float">
            <text:p>0.7271781219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354680241840534" calcext:value-type="float">
            <text:p>0.0354680242</text:p>
          </table:table-cell>
          <table:table-cell table:style-name="ce2" office:value-type="float" office:value="-1.45016300408129" calcext:value-type="float">
            <text:p>-1.4501630041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float" office:value="-1.45016300408129" calcext:value-type="float">
            <text:p>-1.45016300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9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6-99</text:p>
          </table:table-cell>
          <table:table-cell table:style-name="ce3" office:value-type="string" calcext:value-type="string">
            <text:p>Ofav_Lauren_Plate6_data.csv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32.588572052" calcext:value-type="float">
            <text:p>32.588572052</text:p>
          </table:table-cell>
          <table:table-cell table:style-name="ce3" office:value-type="string" calcext:value-type="string">
            <text:p>NA</text:p>
          </table:table-cell>
          <table:table-cell table:style-name="ce12" office:value-type="float" office:value="25.08596801755" calcext:value-type="float">
            <text:p>25.0859680176</text:p>
          </table:table-cell>
          <table:table-cell table:style-name="ce3" office:value-type="float" office:value="16.19999445345" calcext:value-type="float">
            <text:p>16.1999944535</text:p>
          </table:table-cell>
          <table:table-cell table:style-name="ce7" office:value-type="string" calcext:value-type="string">
            <text:p>NA</text:p>
          </table:table-cell>
          <table:table-cell table:style-name="ce3" office:value-type="float" office:value="0.324842283105472" calcext:value-type="float">
            <text:p>0.324842283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430634244574817" calcext:value-type="float">
            <text:p>0.4306342446</text:p>
          </table:table-cell>
          <table:table-cell table:style-name="ce12" office:value-type="float" office:value="0.465642428428551" calcext:value-type="float">
            <text:p>0.4656424284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394208087649699" calcext:value-type="float">
            <text:p>0.0003942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38294015337249" calcext:value-type="float">
            <text:p>0.0238294015</text:p>
          </table:table-cell>
          <table:table-cell table:style-name="ce3" office:value-type="float" office:value="0.0242236096213746" calcext:value-type="float">
            <text:p>0.0242236096</text:p>
          </table:table-cell>
          <table:table-cell table:style-name="ce3" office:value-type="float" office:value="-1.61576114105093" calcext:value-type="float">
            <text:p>-1.615761141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3.40427446989522" calcext:value-type="float">
            <text:p>-3.404274469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-1.62288686465584" calcext:value-type="float">
            <text:p>-1.6228868647</text:p>
          </table:table-cell>
          <table:table-cell table:style-name="ce3" office:value-type="float" office:value="0.983726286304505" calcext:value-type="float">
            <text:p>0.983726286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-40</text:p>
          </table:table-cell>
          <table:table-cell table:style-name="ce1" office:value-type="string" calcext:value-type="string">
            <text:p>Ofav_Lauren_Plate1_data.csv</text:p>
          </table:table-cell>
          <table:table-cell table:style-name="ce5" office:value-type="float" office:value="40.042603363" calcext:value-type="float">
            <text:p>40.0426033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0" office:value-type="float" office:value="24.32910442355" calcext:value-type="float">
            <text:p>24.3291044236</text:p>
          </table:table-cell>
          <table:table-cell table:style-name="ce1" office:value-type="float" office:value="16.01156748195" calcext:value-type="float">
            <text:p>16.011567482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0691032984693002" calcext:value-type="float">
            <text:p>0.0691032985</text:p>
          </table:table-cell>
          <table:table-cell table:style-name="ce10" office:value-type="float" office:value="0.0477048377239377" calcext:value-type="float">
            <text:p>0.047704837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53369945361192" calcext:value-type="float">
            <text:p>0.0353369945</text:p>
          </table:table-cell>
          <table:table-cell table:style-name="ce1" office:value-type="float" office:value="-1.45177039064941" calcext:value-type="float">
            <text:p>-1.4517703906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-1.45177039064941" calcext:value-type="float">
            <text:p>-1.45177039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-40</text:p>
          </table:table-cell>
          <table:table-cell office:value-type="string" calcext:value-type="string">
            <text:p>Ofav_Lauren_Plate7_data.csv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.29298114775" calcext:value-type="float">
            <text:p>24.2929811478</text:p>
          </table:table-cell>
          <table:table-cell office:value-type="float" office:value="16.20806635285" calcext:value-type="float">
            <text:p>16.208066352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112080945705274" calcext:value-type="float">
            <text:p>0.1120809457</text:p>
          </table:table-cell>
          <table:table-cell office:value-type="float" office:value="0.488376101372579" calcext:value-type="float">
            <text:p>0.48837610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15198573909168" calcext:value-type="float">
            <text:p>0.0415198574</text:p>
          </table:table-cell>
          <table:table-cell office:value-type="float" office:value="-1.38174414683697" calcext:value-type="float">
            <text:p>-1.381744146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38174414683697" calcext:value-type="float">
            <text:p>-1.38174414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8-24</text:p>
          </table:table-cell>
          <table:table-cell table:style-name="ce4" office:value-type="string" calcext:value-type="string">
            <text:p>Ofav_Lauren_Plate3_data.csv</text:p>
          </table:table-cell>
          <table:table-cell table:style-name="ce9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14" office:value-type="float" office:value="24.50003528595" calcext:value-type="float">
            <text:p>24.500035286</text:p>
          </table:table-cell>
          <table:table-cell table:style-name="ce4" office:value-type="float" office:value="17.8657707062" calcext:value-type="float">
            <text:p>17.8657707062</text:p>
          </table:table-cell>
          <table:table-cell table:style-name="ce9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office:value-type="float" office:value="0.15047571311854" calcext:value-type="float">
            <text:p>0.1504757131</text:p>
          </table:table-cell>
          <table:table-cell table:style-name="ce20" office:value-type="float" office:value="1.28585246923283" calcext:value-type="float">
            <text:p>1.285852469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113486729655773" calcext:value-type="float">
            <text:p>0.1134867297</text:p>
          </table:table-cell>
          <table:table-cell table:style-name="ce4" office:value-type="float" office:value="-0.945054918860408" calcext:value-type="float">
            <text:p>-0.9450549189</text:p>
          </table:table-cell>
          <table:table-cell table:number-columns-repeated="3" table:style-name="ce4" office:value-type="string" calcext:value-type="string">
            <text:p>NA</text:p>
          </table:table-cell>
          <table:table-cell table:style-name="ce4" office:value-type="float" office:value="-0.945054918860408" calcext:value-type="float">
            <text:p>-0.94505491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4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8-24</text:p>
          </table:table-cell>
          <table:table-cell table:style-name="ce3" office:value-type="string" calcext:value-type="string">
            <text:p>Ofav_Lauren_Plate7_data.csv</text:p>
          </table:table-cell>
          <table:table-cell table:style-name="ce7" office:value-type="string" calcext:value-type="string">
            <text:p>N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5.1435855408" calcext:value-type="float">
            <text:p>35.1435855408</text:p>
          </table:table-cell>
          <table:table-cell table:style-name="ce12" office:value-type="float" office:value="24.2329483032" calcext:value-type="float">
            <text:p>24.2329483032</text:p>
          </table:table-cell>
          <table:table-cell table:style-name="ce3" office:value-type="float" office:value="17.12364614865" calcext:value-type="float">
            <text:p>17.1236461487</text:p>
          </table:table-cell>
          <table:table-cell table:style-name="ce7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0.325983282486989" calcext:value-type="float">
            <text:p>0.3259832825</text:p>
          </table:table-cell>
          <table:table-cell table:style-name="ce12" office:value-type="float" office:value="0.17102853949027" calcext:value-type="float">
            <text:p>0.1710285395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0816478065597217" calcext:value-type="float">
            <text:p>0.0816478066</text:p>
          </table:table-cell>
          <table:table-cell table:style-name="ce3" office:value-type="float" office:value="-1.08805547794268" calcext:value-type="float">
            <text:p>-1.0880554779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float" office:value="-1.08805547794268" calcext:value-type="float">
            <text:p>-1.08805547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8-7</text:p>
          </table:table-cell>
          <table:table-cell table:style-name="ce1" office:value-type="string" calcext:value-type="string">
            <text:p>Ofav_Lauren_Plate2_data.csv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0" office:value-type="float" office:value="25.58220386505" calcext:value-type="float">
            <text:p>25.5822038651</text:p>
          </table:table-cell>
          <table:table-cell table:style-name="ce1" office:value-type="float" office:value="22.4085754242" calcext:value-type="float">
            <text:p>22.4085754242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166940632434491" calcext:value-type="float">
            <text:p>0.1669406324</text:p>
          </table:table-cell>
          <table:table-cell table:style-name="ce18" office:value-type="float" office:value="4.39819155514438" calcext:value-type="float">
            <text:p>4.398191555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24939672447279" calcext:value-type="float">
            <text:p>1.2493967245</text:p>
          </table:table-cell>
          <table:table-cell table:style-name="ce1" office:value-type="float" office:value="0.0967003630272757" calcext:value-type="float">
            <text:p>0.096700363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float" office:value="0.0967003630272757" calcext:value-type="float">
            <text:p>0.0967003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8-7</text:p>
          </table:table-cell>
          <table:table-cell office:value-type="string" calcext:value-type="string">
            <text:p>Ofav_Lauren_Plate7_data.csv</text:p>
          </table:table-cell>
          <table:table-cell office:value-type="float" office:value="39.7479675903" calcext:value-type="float">
            <text:p>39.74796759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.2796211243" calcext:value-type="float">
            <text:p>25.2796211243</text:p>
          </table:table-cell>
          <table:table-cell office:value-type="float" office:value="17.9847949829" calcext:value-type="float">
            <text:p>17.984794982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101721587479762" calcext:value-type="float">
            <text:p>0.1017215875</text:p>
          </table:table-cell>
          <table:table-cell office:value-type="float" office:value="0.283307743936272" calcext:value-type="float">
            <text:p>0.2833077439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717953367884895" calcext:value-type="float">
            <text:p>0.0717953368</text:p>
          </table:table-cell>
          <table:table-cell office:value-type="float" office:value="-1.1439037628997" calcext:value-type="float">
            <text:p>-1.143903762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1439037628997" calcext:value-type="float">
            <text:p>-1.14390376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uplicatesA.I1:DuplicatesA.M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1T14:14:32.277484362</dc:date>
    <meta:editing-duration>PT24M46S</meta:editing-duration>
    <meta:editing-cycles>2</meta:editing-cycles>
    <meta:generator>LibreOffice/5.1.4.2$Linux_X86_64 LibreOffice_project/10m0$Build-2</meta:generator>
    <meta:document-statistic meta:table-count="1" meta:cell-count="1229" meta:object-count="0"/>
  </office:meta>
</office:document-meta>
</file>